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0.7866in" fo:break-before="auto" style:use-optimal-row-height="true"/>
    </style:style>
    <style:style style:name="ro5" style:family="table-row">
      <style:table-row-properties style:row-height="1.0953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0"/>
        </table:table-row>
        <table:table-row table:style-name="ro4">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0"/>
        </table:table-row>
        <table:table-row table:style-name="ro5">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0"/>
        </table:table-row>
        <table:table-row table:style-name="ro5">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0"/>
        </table:table-row>
        <table:table-row table:style-name="ro6">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7"/>
        </table:table-row>
        <table:table-row table:style-name="ro6">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4">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4">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4">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4">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4">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4">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4">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4">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0"/>
        </table:table-row>
        <table:table-row table:style-name="ro4">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4">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5">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4">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5">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4">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4">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4">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4">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4">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4">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8">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0"/>
        </table:table-row>
        <table:table-row table:style-name="ro3">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8">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0"/>
        </table:table-row>
        <table:table-row table:style-name="ro5">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5">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4">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4">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4">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4">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1">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0"/>
        </table:table-row>
        <table:table-row table:style-name="ro6">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5">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4">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6">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4">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4">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4">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5">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5">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5">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6">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6">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5">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5">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5">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6">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6">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6">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5">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5">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5">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4">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4">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4">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3">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text:p>
          </table:table-cell>
          <table:table-cell office:value-type="string" calcext:value-type="string">
            <text:p>https://storage.googleapis.com/fabmaster/media/images/WTR_224.width-450.png - WTR224 – A, https://storage.googleapis.com/fabmaster/media/images/U-WTR224.width-450.png - WTR224 – U</text:p>
          </table:table-cell>
          <table:table-cell table:number-columns-repeated="1000"/>
        </table:table-row>
        <table:table-row table:style-name="ro3">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1">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4"/>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6">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4">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5">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5">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5">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5">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6">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5">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5">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5">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6">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6">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6">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5">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6">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5">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number-columns-repeated="2"/>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998"/>
        </table:table-row>
        <table:table-row table:style-name="ro5">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8">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style-name="ce5" table:number-columns-repeated="6"/>
          <table:table-cell table:style-name="ce5" office:value-type="string" calcext:value-type="string">
            <text:p>T</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998"/>
        </table:table-row>
        <table:table-row table:style-name="ro6">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3">**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5">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5">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5">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6">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6">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6">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4">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4">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4">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4">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4">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4">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2">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20"/>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998"/>
        </table:table-row>
        <table:table-row table:style-name="ro2">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20"/>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2">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20"/>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998"/>
        </table:table-row>
        <table:table-row table:style-name="ro2">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20"/>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2">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20"/>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2">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table:number-columns-repeated="20"/>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2">
          <table:table-cell office:value-type="string" calcext:value-type="string">
            <text:p>ARC081</text:p>
          </table:table-cell>
          <table:table-cell office:value-type="string" calcext:value-type="string">
            <text:p>ARC</text:p>
          </table:table-cell>
          <table:table-cell office:value-type="string" calcext:value-type="string">
            <text:p>Morded Tide</text:p>
          </table:table-cell>
          <table:table-cell table:number-columns-repeated="20"/>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table:number-columns-repeated="20"/>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2">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table:number-columns-repeated="20"/>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2">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table:number-columns-repeated="20"/>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2">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table:number-columns-repeated="20"/>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2">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0"/>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2">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table:number-columns-repeated="20"/>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2">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0"/>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2">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table:number-columns-repeated="20"/>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2">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table:number-columns-repeated="20"/>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2">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table:number-columns-repeated="20"/>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2">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0"/>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2">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table:number-columns-repeated="20"/>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2">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table:number-columns-repeated="20"/>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2">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table:number-columns-repeated="20"/>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2">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0"/>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2">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table:number-columns-repeated="20"/>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2">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20"/>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2">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table:number-columns-repeated="20"/>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1">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table:number-columns-repeated="20"/>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998"/>
        </table:table-row>
        <table:table-row table:style-name="ro1">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table:number-columns-repeated="20"/>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998"/>
        </table:table-row>
        <table:table-row table:style-name="ro1">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0"/>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998"/>
        </table:table-row>
        <table:table-row table:style-name="ro1">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0"/>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998"/>
        </table:table-row>
        <table:table-row table:style-name="ro1">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table:number-columns-repeated="20"/>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998"/>
        </table:table-row>
        <table:table-row table:style-name="ro1">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table:number-columns-repeated="20"/>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998"/>
        </table:table-row>
        <table:table-row table:style-name="ro1">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0"/>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998"/>
        </table:table-row>
        <table:table-row table:style-name="ro1">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table:number-columns-repeated="20"/>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998"/>
        </table:table-row>
        <table:table-row table:style-name="ro1">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table:number-columns-repeated="20"/>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998"/>
        </table:table-row>
        <table:table-row table:style-name="ro1">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table:number-columns-repeated="20"/>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998"/>
        </table:table-row>
        <table:table-row table:style-name="ro1">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table:number-columns-repeated="20"/>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998"/>
        </table:table-row>
        <table:table-row table:style-name="ro1">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table:number-columns-repeated="20"/>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998"/>
        </table:table-row>
        <table:table-row table:style-name="ro1">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20"/>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998"/>
        </table:table-row>
        <table:table-row table:style-name="ro1">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20"/>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998"/>
        </table:table-row>
        <table:table-row table:style-name="ro1">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20"/>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998"/>
        </table:table-row>
        <table:table-row table:style-name="ro1">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20"/>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998"/>
        </table:table-row>
        <table:table-row table:style-name="ro1">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20"/>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998"/>
        </table:table-row>
        <table:table-row table:style-name="ro1">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20"/>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998"/>
        </table:table-row>
        <table:table-row table:style-name="ro1">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table:number-columns-repeated="20"/>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998"/>
        </table:table-row>
        <table:table-row table:style-name="ro1">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0"/>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998"/>
        </table:table-row>
        <table:table-row table:style-name="ro1">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table:number-columns-repeated="20"/>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998"/>
        </table:table-row>
        <table:table-row table:style-name="ro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table:number-columns-repeated="20"/>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998"/>
        </table:table-row>
        <table:table-row table:style-name="ro1">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table:number-columns-repeated="20"/>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998"/>
        </table:table-row>
        <table:table-row table:style-name="ro1">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998"/>
        </table:table-row>
        <table:table-row table:style-name="ro1">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998"/>
        </table:table-row>
        <table:table-row table:style-name="ro1">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998"/>
        </table:table-row>
        <table:table-row table:style-name="ro1">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998"/>
        </table:table-row>
        <table:table-row table:style-name="ro1">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998"/>
        </table:table-row>
        <table:table-row table:style-name="ro1">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998"/>
        </table:table-row>
        <table:table-row table:style-name="ro1">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998"/>
        </table:table-row>
        <table:table-row table:style-name="ro1">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998"/>
        </table:table-row>
        <table:table-row table:style-name="ro1">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998"/>
        </table:table-row>
        <table:table-row table:style-name="ro1">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998"/>
        </table:table-row>
        <table:table-row table:style-name="ro1">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998"/>
        </table:table-row>
        <table:table-row table:style-name="ro1">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998"/>
        </table:table-row>
        <table:table-row table:style-name="ro1">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998"/>
        </table:table-row>
        <table:table-row table:style-name="ro1">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998"/>
        </table:table-row>
        <table:table-row table:style-name="ro1">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998"/>
        </table:table-row>
        <table:table-row table:style-name="ro1">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20"/>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998"/>
        </table:table-row>
        <table:table-row table:style-name="ro1">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20"/>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20"/>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998"/>
        </table:table-row>
        <table:table-row table:style-name="ro1">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20"/>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20"/>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998"/>
        </table:table-row>
        <table:table-row table:style-name="ro1">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20"/>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998"/>
        </table:table-row>
        <table:table-row table:style-name="ro1">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20"/>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998"/>
        </table:table-row>
        <table:table-row table:style-name="ro1">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20"/>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998"/>
        </table:table-row>
        <table:table-row table:style-name="ro1">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20"/>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998"/>
        </table:table-row>
        <table:table-row table:style-name="ro1">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table:number-columns-repeated="20"/>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998"/>
        </table:table-row>
        <table:table-row table:style-name="ro1">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table:number-columns-repeated="20"/>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table:number-columns-repeated="20"/>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998"/>
        </table:table-row>
        <table:table-row table:style-name="ro1">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table:number-columns-repeated="20"/>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998"/>
        </table:table-row>
        <table:table-row table:style-name="ro1">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table:number-columns-repeated="20"/>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998"/>
        </table:table-row>
        <table:table-row table:style-name="ro1">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998"/>
        </table:table-row>
        <table:table-row table:style-name="ro1">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998"/>
        </table:table-row>
        <table:table-row table:style-name="ro1">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998"/>
        </table:table-row>
        <table:table-row table:style-name="ro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998"/>
        </table:table-row>
        <table:table-row table:style-name="ro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998"/>
        </table:table-row>
        <table:table-row table:style-name="ro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998"/>
        </table:table-row>
        <table:table-row table:style-name="ro1">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998"/>
        </table:table-row>
        <table:table-row table:style-name="ro1">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998"/>
        </table:table-row>
        <table:table-row table:style-name="ro1">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998"/>
        </table:table-row>
        <table:table-row table:style-name="ro1">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998"/>
        </table:table-row>
        <table:table-row table:style-name="ro1">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998"/>
        </table:table-row>
        <table:table-row table:style-name="ro1">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998"/>
        </table:table-row>
        <table:table-row table:style-name="ro1">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998"/>
        </table:table-row>
        <table:table-row table:style-name="ro1">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998"/>
        </table:table-row>
        <table:table-row table:style-name="ro1">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998"/>
        </table:table-row>
        <table:table-row table:style-name="ro1">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998"/>
        </table:table-row>
        <table:table-row table:style-name="ro1">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998"/>
        </table:table-row>
        <table:table-row table:style-name="ro1">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998"/>
        </table:table-row>
        <table:table-row table:style-name="ro1">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998"/>
        </table:table-row>
        <table:table-row table:style-name="ro1">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998"/>
        </table:table-row>
        <table:table-row table:style-name="ro1">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1">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1">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1">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1">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1">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1">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1">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1">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1">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1">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1">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1">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1">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1">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1">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
          <table:table-cell office:value-type="string" calcext:value-type="string">
            <text:p>ARC218</text:p>
          </table:table-cell>
          <table:table-cell office:value-type="string" calcext:value-type="string">
            <text:p>ARC</text:p>
          </table:table-cell>
          <table:table-cell office:value-type="string" calcext:value-type="string">
            <text:p>Cracked Bauble</text:p>
          </table:table-cell>
          <table:table-cell table:number-columns-repeated="20"/>
          <table:table-cell office:value-type="string" calcext:value-type="string">
            <text:p>https://storage.googleapis.com/fabmaster/media/images/ARC218.width-450.png – ARC218 – F, https://storage.googleapis.com/fabmaster/media/images/U-ARC218.width-450.png - ARC218 – U</text:p>
          </table:table-cell>
          <table:table-cell/>
          <table:table-cell table:style-name="ce11"/>
          <table:table-cell table:number-columns-repeated="998"/>
        </table:table-row>
        <table:table-row table:style-name="ro13" table:number-rows-repeated="104812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1:52:19.71635372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22:05:53.860605737</dc:date>
    <meta:editing-duration>PT5H25M8S</meta:editing-duration>
    <meta:editing-cycles>216</meta:editing-cycles>
    <meta:generator>LibreOffice/7.2.5.2$MacOSX_X86_64 LibreOffice_project/499f9727c189e6ef3471021d6132d4c694f357e5</meta:generator>
    <meta:document-statistic meta:table-count="1" meta:cell-count="4524" meta:object-count="0"/>
    <meta:user-defined meta:name=""/>
  </office:meta>
</office:document-meta>
</file>